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23cm"/>
    </style:style>
    <style:style style:name="ro1" style:family="table-row">
      <style:table-row-properties style:row-height="0.644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fo:wrap-option="wrap" style:vertical-align="botto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style:text-align-source="fix" style:repeat-content="false" fo:wrap-option="wrap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wrap-option="wra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 fo:border="none" style:vertical-align="bottom"/>
      <style:text-properties fo:font-size="12pt" style:font-size-asian="12pt" style:font-size-complex="12pt"/>
    </style:style>
  </office:automatic-styles>
  <office:body>
    <office:spreadsheet>
      <table:table table:name="Barcelona_Poleposition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48" table:default-cell-style-name="ce2"/>
        <table:table-row table:style-name="ro1">
          <table:table-cell table:style-name="ce1" office:value-type="string">
            <text:p>Barcelona</text:p>
          </table:table-cell>
          <table:table-cell office:value-type="string">
            <text:p>writes, reads, queries and deletes objects with a 5 level inheritance structur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EyeDB, C++, normal</text:p>
          </table:table-cell>
          <table:table-cell table:number-columns-repeated="6"/>
          <table:table-cell table:style-name="ce12" office:value-type="string">
            <text:p>EyeDB Java / EyeDB, C++, normal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objects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style-name="ce10"/>
          <table:table-cell table:style-name="ce4" office:value-type="string">
            <text:p>objects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style-name="ce13" table:number-columns-repeated="4"/>
          <table:table-cell table:style-name="ce10" table:number-columns-repeated="239"/>
        </table:table-row>
        <table:table-row table:style-name="ro1">
          <table:table-cell table:style-name="ce5" office:value-type="float" office:value="1000">
            <text:p>1000</text:p>
          </table:table-cell>
          <table:table-cell table:number-columns-repeated="2" table:style-name="ce5" office:value-type="float" office:value="154">
            <text:p>154</text:p>
          </table:table-cell>
          <table:table-cell table:style-name="ce5" office:value-type="float" office:value="5152">
            <text:p>5152</text:p>
          </table:table-cell>
          <table:table-cell table:style-name="ce5" office:value-type="float" office:value="247">
            <text:p>247</text:p>
          </table:table-cell>
          <table:table-cell table:style-name="ce5" table:formula="oooc:=SUM([.B5:.E5])" office:value-type="float" office:value="5707">
            <text:p>5707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9]/[.B5]" office:value-type="float" office:value="1.22727272727273">
            <text:p>1,23</text:p>
          </table:table-cell>
          <table:table-cell table:style-name="ce5" table:formula="oooc:=[.C19]/[.C5]" office:value-type="float" office:value="1.05194805194805">
            <text:p>1,05</text:p>
          </table:table-cell>
          <table:table-cell table:style-name="ce5" table:formula="oooc:=[.D19]/[.D5]" office:value-type="float" office:value="2.02756211180124">
            <text:p>2,03</text:p>
          </table:table-cell>
          <table:table-cell table:style-name="ce5" table:formula="oooc:=[.E19]/[.E5]" office:value-type="float" office:value="1.36437246963563">
            <text:p>1,36</text:p>
          </table:table-cell>
          <table:table-cell table:style-name="ce5" table:formula="oooc:=[.F19]/[.F5]" office:value-type="float" office:value="1.95093744524268">
            <text:p>1,95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497">
            <text:p>497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14434">
            <text:p>14434</text:p>
          </table:table-cell>
          <table:table-cell table:style-name="ce5" office:value-type="float" office:value="734">
            <text:p>734</text:p>
          </table:table-cell>
          <table:table-cell table:style-name="ce5" table:formula="oooc:=SUM([.B6:.E6])" office:value-type="float" office:value="15935">
            <text:p>15935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20]/[.B6]" office:value-type="float" office:value="1.24346076458753">
            <text:p>1,24</text:p>
          </table:table-cell>
          <table:table-cell table:style-name="ce5" table:formula="oooc:=[.C20]/[.C6]" office:value-type="float" office:value="1.1037037037037">
            <text:p>1,1</text:p>
          </table:table-cell>
          <table:table-cell table:style-name="ce5" table:formula="oooc:=[.D20]/[.D6]" office:value-type="float" office:value="1.85527227379798">
            <text:p>1,86</text:p>
          </table:table-cell>
          <table:table-cell table:style-name="ce5" table:formula="oooc:=[.E20]/[.E6]" office:value-type="float" office:value="1.15531335149864">
            <text:p>1,16</text:p>
          </table:table-cell>
          <table:table-cell table:style-name="ce5" table:formula="oooc:=[.F20]/[.F6]" office:value-type="float" office:value="1.79121430812677">
            <text:p>1,79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1608">
            <text:p>1608</text:p>
          </table:table-cell>
          <table:table-cell table:style-name="ce5" office:value-type="float" office:value="880">
            <text:p>880</text:p>
          </table:table-cell>
          <table:table-cell table:style-name="ce5" office:value-type="float" office:value="44135">
            <text:p>44135</text:p>
          </table:table-cell>
          <table:table-cell table:style-name="ce5" office:value-type="float" office:value="2498">
            <text:p>2498</text:p>
          </table:table-cell>
          <table:table-cell table:style-name="ce5" table:formula="oooc:=SUM([.B7:.E7])" office:value-type="float" office:value="49121">
            <text:p>49121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21]/[.B7]" office:value-type="float" office:value="1.26990049751244">
            <text:p>1,27</text:p>
          </table:table-cell>
          <table:table-cell table:style-name="ce5" table:formula="oooc:=[.C21]/[.C7]" office:value-type="float" office:value="0.836363636363636">
            <text:p>0,84</text:p>
          </table:table-cell>
          <table:table-cell table:style-name="ce5" table:formula="oooc:=[.D21]/[.D7]" office:value-type="float" office:value="2.06362297496318">
            <text:p>2,06</text:p>
          </table:table-cell>
          <table:table-cell table:style-name="ce5" table:formula="oooc:=[.E21]/[.E7]" office:value-type="float" office:value="1.0320256204964">
            <text:p>1,03</text:p>
          </table:table-cell>
          <table:table-cell table:style-name="ce5" table:formula="oooc:=[.F21]/[.F7]" office:value-type="float" office:value="1.96319293173999">
            <text:p>1,96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5081">
            <text:p>5081</text:p>
          </table:table-cell>
          <table:table-cell table:style-name="ce5" office:value-type="float" office:value="2782">
            <text:p>2782</text:p>
          </table:table-cell>
          <table:table-cell table:style-name="ce5" office:value-type="float" office:value="132540">
            <text:p>132540</text:p>
          </table:table-cell>
          <table:table-cell table:style-name="ce5" office:value-type="float" office:value="8822">
            <text:p>8822</text:p>
          </table:table-cell>
          <table:table-cell table:style-name="ce5" table:formula="oooc:=SUM([.B8:.E8])" office:value-type="float" office:value="149225">
            <text:p>149225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2]/[.B8]" office:value-type="float" office:value="1.15095453650856">
            <text:p>1,15</text:p>
          </table:table-cell>
          <table:table-cell table:style-name="ce5" table:formula="oooc:=[.C22]/[.C8]" office:value-type="float" office:value="0.811646297627606">
            <text:p>0,81</text:p>
          </table:table-cell>
          <table:table-cell table:style-name="ce5" table:formula="oooc:=[.D22]/[.D8]" office:value-type="float" office:value="2.01991851516523">
            <text:p>2,02</text:p>
          </table:table-cell>
          <table:table-cell table:style-name="ce5" table:formula="oooc:=[.E22]/[.E8]" office:value-type="float" office:value="0.98934481976876">
            <text:p>0,99</text:p>
          </table:table-cell>
          <table:table-cell table:style-name="ce5" table:formula="oooc:=[.F22]/[.F8]" office:value-type="float" office:value="1.90687887418328">
            <text:p>1,91</text:p>
          </table:table-cell>
          <table:table-cell table:number-columns-repeated="243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>
            <text:p>EyeDB, C++, local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EyeDB, C++, local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objects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style-name="ce10"/>
          <table:table-cell table:style-name="ce4" office:value-type="string">
            <text:p>objects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style-name="ce10" table:number-columns-repeated="243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4925">
            <text:p>4925</text:p>
          </table:table-cell>
          <table:table-cell table:style-name="ce5" office:value-type="float" office:value="187">
            <text:p>187</text:p>
          </table:table-cell>
          <table:table-cell table:style-name="ce5" table:formula="oooc:=SUM([.B12:.E12])" office:value-type="float" office:value="5321">
            <text:p>5321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9]/[.B12]" office:value-type="float" office:value="1.85294117647059">
            <text:p>1,85</text:p>
          </table:table-cell>
          <table:table-cell table:style-name="ce5" table:formula="oooc:=[.C19]/[.C12]" office:value-type="float" office:value="1.51401869158878">
            <text:p>1,51</text:p>
          </table:table-cell>
          <table:table-cell table:style-name="ce5" table:formula="oooc:=[.D19]/[.D12]" office:value-type="float" office:value="2.1210152284264">
            <text:p>2,12</text:p>
          </table:table-cell>
          <table:table-cell table:style-name="ce5" table:formula="oooc:=[.E19]/[.E12]" office:value-type="float" office:value="1.80213903743316">
            <text:p>1,8</text:p>
          </table:table-cell>
          <table:table-cell table:style-name="ce5" table:formula="oooc:=[.F19]/[.F12]" office:value-type="float" office:value="2.09246382258974">
            <text:p>2,09</text:p>
          </table:table-cell>
          <table:table-cell table:number-columns-repeated="243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709">
            <text:p>12709</text:p>
          </table:table-cell>
          <table:table-cell table:style-name="ce5" office:value-type="float" office:value="460">
            <text:p>460</text:p>
          </table:table-cell>
          <table:table-cell table:style-name="ce5" table:formula="oooc:=SUM([.B13:.E13])" office:value-type="float" office:value="13610">
            <text:p>13610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20]/[.B13]" office:value-type="float" office:value="1.93125">
            <text:p>1,93</text:p>
          </table:table-cell>
          <table:table-cell table:style-name="ce5" table:formula="oooc:=[.C20]/[.C13]" office:value-type="float" office:value="2.46280991735537">
            <text:p>2,46</text:p>
          </table:table-cell>
          <table:table-cell table:style-name="ce5" table:formula="oooc:=[.D20]/[.D13]" office:value-type="float" office:value="2.10708946415926">
            <text:p>2,11</text:p>
          </table:table-cell>
          <table:table-cell table:style-name="ce5" table:formula="oooc:=[.E20]/[.E13]" office:value-type="float" office:value="1.84347826086957">
            <text:p>1,84</text:p>
          </table:table-cell>
          <table:table-cell table:style-name="ce5" table:formula="oooc:=[.F20]/[.F13]" office:value-type="float" office:value="2.09720793534166">
            <text:p>2,1</text:p>
          </table:table-cell>
          <table:table-cell table:number-columns-repeated="243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974">
            <text:p>974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41186">
            <text:p>41186</text:p>
          </table:table-cell>
          <table:table-cell table:style-name="ce5" office:value-type="float" office:value="1929">
            <text:p>1929</text:p>
          </table:table-cell>
          <table:table-cell table:style-name="ce5" table:formula="oooc:=SUM([.B14:.E14])" office:value-type="float" office:value="44495">
            <text:p>44495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21]/[.B14]" office:value-type="float" office:value="2.09650924024641">
            <text:p>2,1</text:p>
          </table:table-cell>
          <table:table-cell table:style-name="ce5" table:formula="oooc:=[.C21]/[.C14]" office:value-type="float" office:value="1.8128078817734">
            <text:p>1,81</text:p>
          </table:table-cell>
          <table:table-cell table:style-name="ce5" table:formula="oooc:=[.D21]/[.D14]" office:value-type="float" office:value="2.21138250861943">
            <text:p>2,21</text:p>
          </table:table-cell>
          <table:table-cell table:style-name="ce5" table:formula="oooc:=[.E21]/[.E14]" office:value-type="float" office:value="1.33644375324002">
            <text:p>1,34</text:p>
          </table:table-cell>
          <table:table-cell table:style-name="ce5" table:formula="oooc:=[.F21]/[.F14]" office:value-type="float" office:value="2.16729969659512">
            <text:p>2,17</text:p>
          </table:table-cell>
          <table:table-cell table:number-columns-repeated="243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3412">
            <text:p>3412</text:p>
          </table:table-cell>
          <table:table-cell table:style-name="ce5" office:value-type="float" office:value="1342">
            <text:p>1342</text:p>
          </table:table-cell>
          <table:table-cell table:style-name="ce5" office:value-type="float" office:value="132636">
            <text:p>132636</text:p>
          </table:table-cell>
          <table:table-cell table:style-name="ce5" office:value-type="float" office:value="6691">
            <text:p>6691</text:p>
          </table:table-cell>
          <table:table-cell table:style-name="ce5" table:formula="oooc:=SUM([.B15:.E15])" office:value-type="float" office:value="144081">
            <text:p>144081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2]/[.B15]" office:value-type="float" office:value="1.71395076201641">
            <text:p>1,71</text:p>
          </table:table-cell>
          <table:table-cell table:style-name="ce5" table:formula="oooc:=[.C22]/[.C15]" office:value-type="float" office:value="1.68256333830104">
            <text:p>1,68</text:p>
          </table:table-cell>
          <table:table-cell table:style-name="ce5" table:formula="oooc:=[.D22]/[.D15]" office:value-type="float" office:value="2.01845652763955">
            <text:p>2,02</text:p>
          </table:table-cell>
          <table:table-cell table:style-name="ce5" table:formula="oooc:=[.E22]/[.E15]" office:value-type="float" office:value="1.30443879838589">
            <text:p>1,3</text:p>
          </table:table-cell>
          <table:table-cell table:style-name="ce5" table:formula="oooc:=[.F22]/[.F15]" office:value-type="float" office:value="1.97495853027117">
            <text:p>1,97</text:p>
          </table:table-cell>
          <table:table-cell table:number-columns-repeated="243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>
            <text:p>EyeDB, Java</text:p>
          </table:table-cell>
          <table:table-cell table:style-name="ce6" table:number-columns-repeated="4"/>
          <table:table-cell table:number-columns-repeated="251"/>
        </table:table-row>
        <table:table-row table:style-name="ro2">
          <table:table-cell table:style-name="ce4" office:value-type="string">
            <text:p>objects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query</text:p>
          </table:table-cell>
          <table:table-cell table:style-name="ce8" office:value-type="string">
            <text:p>delete</text:p>
          </table:table-cell>
          <table:table-cell table:style-name="ce8" office:value-type="string">
            <text:p>total</text:p>
          </table:table-cell>
          <table:table-cell table:number-columns-repeated="250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0446">
            <text:p>10446</text:p>
          </table:table-cell>
          <table:table-cell table:style-name="ce5" office:value-type="float" office:value="337">
            <text:p>337</text:p>
          </table:table-cell>
          <table:table-cell table:style-name="ce5" table:formula="oooc:=SUM([.B19:.E19])" office:value-type="float" office:value="11134">
            <text:p>11134</text:p>
          </table:table-cell>
          <table:table-cell table:number-columns-repeated="250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26779">
            <text:p>26779</text:p>
          </table:table-cell>
          <table:table-cell table:style-name="ce5" office:value-type="float" office:value="848">
            <text:p>848</text:p>
          </table:table-cell>
          <table:table-cell table:style-name="ce5" table:formula="oooc:=SUM([.B20:.E20])" office:value-type="float" office:value="28543">
            <text:p>28543</text:p>
          </table:table-cell>
          <table:table-cell table:number-columns-repeated="250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2042">
            <text:p>2042</text:p>
          </table:table-cell>
          <table:table-cell table:style-name="ce5" office:value-type="float" office:value="736">
            <text:p>736</text:p>
          </table:table-cell>
          <table:table-cell table:style-name="ce5" office:value-type="float" office:value="91078">
            <text:p>91078</text:p>
          </table:table-cell>
          <table:table-cell table:style-name="ce5" office:value-type="float" office:value="2578">
            <text:p>2578</text:p>
          </table:table-cell>
          <table:table-cell table:style-name="ce5" table:formula="oooc:=SUM([.B21:.E21])" office:value-type="float" office:value="96434">
            <text:p>96434</text:p>
          </table:table-cell>
          <table:table-cell table:number-columns-repeated="250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5848">
            <text:p>5848</text:p>
          </table:table-cell>
          <table:table-cell table:style-name="ce5" office:value-type="float" office:value="2258">
            <text:p>2258</text:p>
          </table:table-cell>
          <table:table-cell table:style-name="ce5" office:value-type="float" office:value="267720">
            <text:p>267720</text:p>
          </table:table-cell>
          <table:table-cell table:style-name="ce5" office:value-type="float" office:value="8728">
            <text:p>8728</text:p>
          </table:table-cell>
          <table:table-cell table:style-name="ce5" table:formula="oooc:=SUM([.B22:.E22])" office:value-type="float" office:value="284554">
            <text:p>284554</text:p>
          </table:table-cell>
          <table:table-cell table:number-columns-repeated="250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>
            <text:p>db4o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db4o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objects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query</text:p>
          </table:table-cell>
          <table:table-cell table:style-name="ce8" office:value-type="string">
            <text:p>delete</text:p>
          </table:table-cell>
          <table:table-cell table:style-name="ce8" office:value-type="string">
            <text:p>total</text:p>
          </table:table-cell>
          <table:table-cell/>
          <table:table-cell table:style-name="ce4" office:value-type="string">
            <text:p>objects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query</text:p>
          </table:table-cell>
          <table:table-cell table:style-name="ce8" office:value-type="string">
            <text:p>delete</text:p>
          </table:table-cell>
          <table:table-cell table:style-name="ce8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 table:style-name="ce5" table:formula="oooc:=SUM([.B26:.E26])" office:value-type="float" office:value="106">
            <text:p>106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9]/[.B26]" office:value-type="float" office:value="3.56603773584906">
            <text:p>3,57</text:p>
          </table:table-cell>
          <table:table-cell table:style-name="ce5" table:formula="oooc:=[.C19]/[.C26]" office:value-type="float" office:value="16.2">
            <text:p>16,2</text:p>
          </table:table-cell>
          <table:table-cell table:style-name="ce5" table:formula="oooc:=[.D19]/[.D26]" office:value-type="float" office:value="870.5">
            <text:p>870,5</text:p>
          </table:table-cell>
          <table:table-cell table:style-name="ce5" table:formula="oooc:=[.E19]/[.E26]" office:value-type="float" office:value="10.8709677419355">
            <text:p>10,87</text:p>
          </table:table-cell>
          <table:table-cell table:style-name="ce5" table:formula="oooc:=[.F19]/[.F26]" office:value-type="float" office:value="105.037735849057">
            <text:p>105,04</text:p>
          </table:table-cell>
          <table:table-cell table:number-columns-repeated="243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">
            <text:p>84</text:p>
          </table:table-cell>
          <table:table-cell table:style-name="ce5" table:formula="oooc:=SUM([.B27:.E27])" office:value-type="float" office:value="220">
            <text:p>220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20]/[.B27]" office:value-type="float" office:value="5.77570093457944">
            <text:p>5,78</text:p>
          </table:table-cell>
          <table:table-cell table:style-name="ce5" table:formula="oooc:=[.C20]/[.C27]" office:value-type="float" office:value="16.5555555555556">
            <text:p>16,56</text:p>
          </table:table-cell>
          <table:table-cell table:style-name="ce5" table:formula="oooc:=[.D20]/[.D27]" office:value-type="float" office:value="2434.45454545455">
            <text:p>2434,45</text:p>
          </table:table-cell>
          <table:table-cell table:style-name="ce5" table:formula="oooc:=[.E20]/[.E27]" office:value-type="float" office:value="10.0952380952381">
            <text:p>10,1</text:p>
          </table:table-cell>
          <table:table-cell table:style-name="ce5" table:formula="oooc:=[.F20]/[.F27]" office:value-type="float" office:value="129.740909090909">
            <text:p>129,74</text:p>
          </table:table-cell>
          <table:table-cell table:number-columns-repeated="243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5">
            <text:p>305</text:p>
          </table:table-cell>
          <table:table-cell table:style-name="ce5" table:formula="oooc:=SUM([.B28:.E28])" office:value-type="float" office:value="746">
            <text:p>746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21]/[.B28]" office:value-type="float" office:value="5.44533333333333">
            <text:p>5,45</text:p>
          </table:table-cell>
          <table:table-cell table:style-name="ce5" table:formula="oooc:=[.C21]/[.C28]" office:value-type="float" office:value="14.4313725490196">
            <text:p>14,43</text:p>
          </table:table-cell>
          <table:table-cell table:style-name="ce5" table:formula="oooc:=[.D21]/[.D28]" office:value-type="float" office:value="6071.86666666667">
            <text:p>6071,87</text:p>
          </table:table-cell>
          <table:table-cell table:style-name="ce5" table:formula="oooc:=[.E21]/[.E28]" office:value-type="float" office:value="8.45245901639344">
            <text:p>8,45</text:p>
          </table:table-cell>
          <table:table-cell table:style-name="ce5" table:formula="oooc:=[.F21]/[.F28]" office:value-type="float" office:value="129.268096514745">
            <text:p>129,27</text:p>
          </table:table-cell>
          <table:table-cell table:number-columns-repeated="243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141">
            <text:p>14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81">
            <text:p>981</text:p>
          </table:table-cell>
          <table:table-cell table:style-name="ce5" table:formula="oooc:=SUM([.B29:.E29])" office:value-type="float" office:value="1902">
            <text:p>1902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2]/[.B29]" office:value-type="float" office:value="7.61458333333333">
            <text:p>7,61</text:p>
          </table:table-cell>
          <table:table-cell table:style-name="ce5" table:formula="oooc:=[.C22]/[.C29]" office:value-type="float" office:value="16.0141843971631">
            <text:p>16,01</text:p>
          </table:table-cell>
          <table:table-cell table:style-name="ce5" table:formula="oooc:=[.D22]/[.D29]" office:value-type="float" office:value="22310">
            <text:p>22310</text:p>
          </table:table-cell>
          <table:table-cell table:style-name="ce5" table:formula="oooc:=[.E22]/[.E29]" office:value-type="float" office:value="8.89704383282365">
            <text:p>8,9</text:p>
          </table:table-cell>
          <table:table-cell table:style-name="ce5" table:formula="oooc:=[.F22]/[.F29]" office:value-type="float" office:value="149.60778128286">
            <text:p>149,61</text:p>
          </table:table-cell>
          <table:table-cell table:number-columns-repeated="243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>
            <text:p>Hibernate, MySQL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Hibernate, MySQL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objects</text:p>
          </table:table-cell>
          <table:table-cell table:style-name="ce9" office:value-type="string">
            <text:p>write</text:p>
          </table:table-cell>
          <table:table-cell table:style-name="ce9" office:value-type="string">
            <text:p>read</text:p>
          </table:table-cell>
          <table:table-cell table:style-name="ce9" office:value-type="string">
            <text:p>query</text:p>
          </table:table-cell>
          <table:table-cell table:style-name="ce9" office:value-type="string">
            <text:p>delete</text:p>
          </table:table-cell>
          <table:table-cell table:style-name="ce9" office:value-type="string">
            <text:p>total</text:p>
          </table:table-cell>
          <table:table-cell table:style-name="ce11"/>
          <table:table-cell table:style-name="ce4" office:value-type="string">
            <text:p>objects</text:p>
          </table:table-cell>
          <table:table-cell table:style-name="ce9" office:value-type="string">
            <text:p>write</text:p>
          </table:table-cell>
          <table:table-cell table:style-name="ce9" office:value-type="string">
            <text:p>read</text:p>
          </table:table-cell>
          <table:table-cell table:style-name="ce9" office:value-type="string">
            <text:p>query</text:p>
          </table:table-cell>
          <table:table-cell table:style-name="ce9" office:value-type="string">
            <text:p>delete</text:p>
          </table:table-cell>
          <table:table-cell table:style-name="ce9" office:value-type="string">
            <text:p>total</text:p>
          </table:table-cell>
          <table:table-cell table:style-name="ce11" table:number-columns-repeated="243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421">
            <text:p>421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784">
            <text:p>784</text:p>
          </table:table-cell>
          <table:table-cell table:style-name="ce5" table:formula="oooc:=SUM([.B33:.E33])" office:value-type="float" office:value="1858">
            <text:p>1858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9]/[.B33]" office:value-type="float" office:value="0.34115523465704">
            <text:p>0,34</text:p>
          </table:table-cell>
          <table:table-cell table:style-name="ce5" table:formula="oooc:=[.C19]/[.C33]" office:value-type="float" office:value="0.38479809976247">
            <text:p>0,38</text:p>
          </table:table-cell>
          <table:table-cell table:style-name="ce5" table:formula="oooc:=[.D19]/[.D33]" office:value-type="float" office:value="105.515151515152">
            <text:p>105,52</text:p>
          </table:table-cell>
          <table:table-cell table:style-name="ce5" table:formula="oooc:=[.E19]/[.E33]" office:value-type="float" office:value="0.42984693877551">
            <text:p>0,43</text:p>
          </table:table-cell>
          <table:table-cell table:style-name="ce5" table:formula="oooc:=[.F19]/[.F33]" office:value-type="float" office:value="5.99246501614639">
            <text:p>5,99</text:p>
          </table:table-cell>
          <table:table-cell table:number-columns-repeated="243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1715">
            <text:p>1715</text:p>
          </table:table-cell>
          <table:table-cell table:style-name="ce5" office:value-type="float" office:value="1469">
            <text:p>1469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2039">
            <text:p>2039</text:p>
          </table:table-cell>
          <table:table-cell table:style-name="ce5" table:formula="oooc:=SUM([.B34:.E34])" office:value-type="float" office:value="5301">
            <text:p>5301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20]/[.B34]" office:value-type="float" office:value="0.360349854227405">
            <text:p>0,36</text:p>
          </table:table-cell>
          <table:table-cell table:style-name="ce5" table:formula="oooc:=[.C20]/[.C34]" office:value-type="float" office:value="0.20285908781484">
            <text:p>0,2</text:p>
          </table:table-cell>
          <table:table-cell table:style-name="ce5" table:formula="oooc:=[.D20]/[.D34]" office:value-type="float" office:value="343.320512820513">
            <text:p>343,32</text:p>
          </table:table-cell>
          <table:table-cell table:style-name="ce5" table:formula="oooc:=[.E20]/[.E34]" office:value-type="float" office:value="0.415890142226582">
            <text:p>0,42</text:p>
          </table:table-cell>
          <table:table-cell table:style-name="ce5" table:formula="oooc:=[.F20]/[.F34]" office:value-type="float" office:value="5.38445576306357">
            <text:p>5,38</text:p>
          </table:table-cell>
          <table:table-cell table:number-columns-repeated="243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5426">
            <text:p>5426</text:p>
          </table:table-cell>
          <table:table-cell table:style-name="ce5" office:value-type="float" office:value="4209">
            <text:p>4209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126">
            <text:p>7126</text:p>
          </table:table-cell>
          <table:table-cell table:style-name="ce5" table:formula="oooc:=SUM([.B35:.E35])" office:value-type="float" office:value="16817">
            <text:p>16817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21]/[.B35]" office:value-type="float" office:value="0.376336159233321">
            <text:p>0,38</text:p>
          </table:table-cell>
          <table:table-cell table:style-name="ce5" table:formula="oooc:=[.C21]/[.C35]" office:value-type="float" office:value="0.174863387978142">
            <text:p>0,17</text:p>
          </table:table-cell>
          <table:table-cell table:style-name="ce5" table:formula="oooc:=[.D21]/[.D35]" office:value-type="float" office:value="1626.39285714286">
            <text:p>1626,39</text:p>
          </table:table-cell>
          <table:table-cell table:style-name="ce5" table:formula="oooc:=[.E21]/[.E35]" office:value-type="float" office:value="0.361773786135279">
            <text:p>0,36</text:p>
          </table:table-cell>
          <table:table-cell table:style-name="ce5" table:formula="oooc:=[.F21]/[.F35]" office:value-type="float" office:value="5.73431646548136">
            <text:p>5,73</text:p>
          </table:table-cell>
          <table:table-cell table:number-columns-repeated="243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16401">
            <text:p>16401</text:p>
          </table:table-cell>
          <table:table-cell table:style-name="ce5" office:value-type="float" office:value="15069">
            <text:p>15069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31586">
            <text:p>31586</text:p>
          </table:table-cell>
          <table:table-cell table:style-name="ce5" table:formula="oooc:=SUM([.B36:.E36])" office:value-type="float" office:value="63135">
            <text:p>63135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2]/[.B36]" office:value-type="float" office:value="0.356563624169258">
            <text:p>0,36</text:p>
          </table:table-cell>
          <table:table-cell table:style-name="ce5" table:formula="oooc:=[.C22]/[.C36]" office:value-type="float" office:value="0.149844050700113">
            <text:p>0,15</text:p>
          </table:table-cell>
          <table:table-cell table:style-name="ce5" table:formula="oooc:=[.D22]/[.D36]" office:value-type="float" office:value="3388.86075949367">
            <text:p>3388,86</text:p>
          </table:table-cell>
          <table:table-cell table:style-name="ce5" table:formula="oooc:=[.E22]/[.E36]" office:value-type="float" office:value="0.276324954093586">
            <text:p>0,28</text:p>
          </table:table-cell>
          <table:table-cell table:style-name="ce5" table:formula="oooc:=[.F22]/[.F36]" office:value-type="float" office:value="4.50707214698662">
            <text:p>4,51</text:p>
          </table:table-cell>
          <table:table-cell table:number-columns-repeated="243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4">24/10/2008</text:date>, <text:time>09:3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8-10-24T09:33:05</dc:date>
    <meta:editing-cycles>76</meta:editing-cycles>
    <meta:editing-duration>PT13H27M28S</meta:editing-duration>
    <meta:user-defined meta:name="Info 1"/>
    <meta:user-defined meta:name="Info 2"/>
    <meta:user-defined meta:name="Info 3"/>
    <meta:user-defined meta:name="Info 4"/>
    <meta:document-statistic meta:table-count="3" meta:cell-count="281"/>
  </office:meta>
</office:document-meta>
</file>